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d7c5" officeooo:paragraph-rsid="0004d7c5"/>
    </style:style>
    <style:style style:name="P2" style:family="paragraph" style:parent-style-name="Standard">
      <style:text-properties style:text-underline-style="solid" style:text-underline-width="auto" style:text-underline-color="font-color" fo:font-weight="bold" officeooo:rsid="0004d7c5" officeooo:paragraph-rsid="0004d7c5" style:font-weight-asian="bold" style:font-weight-complex="bold"/>
    </style:style>
    <style:style style:name="P3" style:family="paragraph" style:parent-style-name="Standard">
      <style:paragraph-properties fo:margin-left="0.4902in" fo:margin-right="0in" fo:text-indent="0in" style:auto-text-indent="false"/>
      <style:text-properties officeooo:rsid="0004d7c5" officeooo:paragraph-rsid="0004d7c5"/>
    </style:style>
    <style:style style:name="P4" style:family="paragraph" style:parent-style-name="Standard">
      <style:paragraph-properties fo:margin-left="0.4902in" fo:margin-right="0in" fo:text-indent="0in" style:auto-text-indent="false"/>
      <style:text-properties officeooo:rsid="00068628" officeooo:paragraph-rsid="00068628"/>
    </style:style>
    <style:style style:name="P5" style:family="paragraph" style:parent-style-name="Standard">
      <style:paragraph-properties fo:margin-left="0in" fo:margin-right="0in" fo:text-indent="0in" style:auto-text-indent="false"/>
      <style:text-properties officeooo:rsid="0004d7c5" officeooo:paragraph-rsid="0004d7c5"/>
    </style:style>
    <style:style style:name="P6" style:family="paragraph" style:parent-style-name="Standard">
      <style:paragraph-properties fo:margin-left="0in" fo:margin-right="0in" fo:text-indent="0in" style:auto-text-indent="false"/>
      <style:text-properties officeooo:rsid="00068628" officeooo:paragraph-rsid="00068628"/>
    </style:style>
    <style:style style:name="P7" style:family="paragraph" style:parent-style-name="Standard">
      <style:paragraph-properties fo:margin-left="0in" fo:margin-right="0in" fo:text-indent="0in" style:auto-text-indent="false"/>
      <style:text-properties officeooo:paragraph-rsid="00068628"/>
    </style:style>
    <style:style style:name="P8" style:family="paragraph" style:parent-style-name="Standard">
      <style:paragraph-properties fo:margin-left="0in" fo:margin-right="0in" fo:text-indent="0in" style:auto-text-indent="false"/>
      <style:text-properties officeooo:rsid="00069fcd" officeooo:paragraph-rsid="00069fcd"/>
    </style:style>
    <style:style style:name="P9" style:family="paragraph" style:parent-style-name="Standard">
      <style:paragraph-properties fo:margin-left="0in" fo:margin-right="0in" fo:text-indent="0in" style:auto-text-indent="false"/>
      <style:text-properties officeooo:rsid="0009a65b" officeooo:paragraph-rsid="0009a65b"/>
    </style:style>
    <style:style style:name="P10" style:family="paragraph" style:parent-style-name="Standard">
      <style:paragraph-properties fo:margin-left="0in" fo:margin-right="0in" fo:text-indent="0in" style:auto-text-indent="false"/>
      <style:text-properties officeooo:rsid="000bcb92" officeooo:paragraph-rsid="000bcb92"/>
    </style:style>
    <style:style style:name="P11" style:family="paragraph" style:parent-style-name="Text_20_body">
      <style:paragraph-properties fo:margin-left="0in" fo:margin-right="0in" fo:text-indent="0in" style:auto-text-indent="false"/>
      <style:text-properties officeooo:paragraph-rsid="00069fcd"/>
    </style:style>
    <style:style style:name="P12" style:family="paragraph" style:parent-style-name="Text_20_body">
      <style:paragraph-properties fo:margin-left="0.4902in" fo:margin-right="0in" fo:text-indent="0in" style:auto-text-indent="false"/>
      <style:text-properties officeooo:rsid="00069fcd" officeooo:paragraph-rsid="00069fcd"/>
    </style:style>
    <style:style style:name="T1" style:family="text">
      <style:text-properties officeooo:rsid="00068628"/>
    </style:style>
    <style:style style:name="T2" style:family="text">
      <style:text-properties officeooo:rsid="00069fc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officeooo:rsid="000ada74"/>
    </style:style>
  </office:automatic-styles>
  <office:body>
    <office:text>
      <office:forms form:automatic-focus="false" form:apply-design-mode="false">
        <form: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wnload a file :</text:p>
      <text:p text:style-name="P1"/>
      <text:p text:style-name="P1">Files can be downloaded from a web application by using the right combination of headers. </text:p>
      <text:p text:style-name="P1"/>
      <text:p text:style-name="P3">response.setContentType(“application/x-download”);</text:p>
      <text:p text:style-name="P3"/>
      <text:p text:style-name="P5"/>
      <text:p text:style-name="P7"><text:span text:style-name="T1">then, </text:span>use Content-Disposition “<text:span text:style-name="Strong_20_Emphasis">attachment</text:span>” to invoke “Save As” dialog and “<text:span text:style-name="Strong_20_Emphasis">inline</text:span>” for displaying the file content on the browser without invoking the “Save As” dialog. </text:p>
      <text:p text:style-name="P7"/>
      <text:p text:style-name="P4">response.setHeader(“Content-disposition”, “attachment;filename=” + fileName);</text:p>
      <text:p text:style-name="P4"/>
      <text:p text:style-name="P6"/>
      <text:p text:style-name="P8"><text:span text:style-name="T4">Uploading a file to Server :</text:span> </text:p>
      <text:p text:style-name="P8"/>
      <text:p text:style-name="P11"><text:span text:style-name="T2">There are better and more secured ways to upload your files instead of using the Web. For example FTP, secure FTP etc. </text:span></text:p>
      <text:p text:style-name="P11"><text:span text:style-name="T2">But if you need to do it via your web application then your default encoding and GET methods are not suitable for file upload and a form containing file input fields must specify the encoding type “</text:span><text:span text:style-name="Strong_20_Emphasis"><text:span text:style-name="T2">multipart/form-data</text:span></text:span><text:span text:style-name="T2">” and the </text:span><text:span text:style-name="Strong_20_Emphasis"><text:span text:style-name="T2">POST</text:span></text:span><text:span text:style-name="T2"> method in the </text:span>tag as shown below:</text:p>
      <text:p text:style-name="P11"/>
      <text:p text:style-name="P12">&lt;form <text:span text:style-name="T3">enctype=”multipart/form-data”</text:span> method=”POST” <text:s/>action=”/MyServlet”&gt;</text:p>
      <text:p text:style-name="P12"><text:s text:c="5"/>&lt;input <text:span text:style-name="T6">type=”file”</text:span> name=”<text:span text:style-name="T7">fileName</text:span>” /&gt;<text:line-break/> <text:s text:c="4"/>&lt;input type=”submit” name=”Upload” value=”upload” /&gt;</text:p>
      <text:p text:style-name="P12">&lt;/form&gt;</text:p>
      <text:p text:style-name="P8"/>
      <text:p text:style-name="P8">When the user clicks the “Upload” button, the client browser locates the local file and sends it to the server using HTTP POST. When it reaches your server, your implementing servlet should process the POST data in order to extract the encoded file. In Servlet 3.0, you can use <text:span text:style-name="Strong_20_Emphasis">@MultipartConfig</text:span> annotation. </text:p>
      <text:p text:style-name="P8"/>
      <text:p text:style-name="P9">@WebServlet(name = "StudentRegistrationUsn", urlPatterns = {"/account/details"})</text:p>
      <text:p text:style-name="P9"><text:span text:style-name="T6">@MultipartConfig</text:span>(maxFileSize = 10*1024*1024, maxRequestSize = 20*1024*1024,</text:p>
      <text:p text:style-name="P9">fileSizeThreshold = 5*1024*1024)</text:p>
      <text:p text:style-name="P9">public class ActionRegistrationServlet extends HttpServlet {</text:p>
      <text:p text:style-name="P9"/>
      <text:p text:style-name="P9"><text:s text:c="4"/>protected void doPost(HttpServletRequest request, HttpServletResponse response) </text:p>
      <text:p text:style-name="P9"><text:tab/><text:tab/><text:tab/><text:tab/><text:tab/>throws ServletException, IOException {</text:p>
      <text:p text:style-name="P9"><text:s text:c="8"/>//handle file upload</text:p>
      <text:p text:style-name="P9"><text:s text:c="4"/>}</text:p>
      <text:p text:style-name="P9">}</text:p>
      <text:p text:style-name="P9"/>
      <text:p text:style-name="P10"><text:a xlink:type="simple" xlink:href="https://www.journaldev.com/1964/servlet-upload-file-download-example" text:style-name="Internet_20_link" text:visited-style-name="Visited_20_Internet_20_Link">https://www.journaldev.com/1964/servlet-upload-file-download-example</text:a></text:p>
      <text:p text:style-name="P10"/>
      <text:p text:style-name="P10"><text:a xlink:type="simple" xlink:href="https://www.journaldev.com/2122/servlet-3-file-upload-multipartconfig-part" text:style-name="Internet_20_link" text:visited-style-name="Visited_20_Internet_20_Link">https://www.journaldev.com/2122/servlet-3-file-upload-multipartconfig-part</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58S</meta:editing-duration>
    <meta:editing-cycles>10</meta:editing-cycles>
    <meta:generator>LibreOffice/5.1.5.2$Windows_x86 LibreOffice_project/7a864d8825610a8c07cfc3bc01dd4fce6a9447e5</meta:generator>
    <dc:date>2017-09-19T12:59:13.376000000</dc:date>
    <dc:creator>Raghunath Dayala</dc:creator>
    <meta:document-statistic meta:table-count="0" meta:image-count="0" meta:object-count="0" meta:page-count="1" meta:paragraph-count="23" meta:word-count="227" meta:character-count="1851" meta:non-whitespace-character-count="1609"/>
    <meta:user-defined meta:name="Info 1"/>
    <meta:user-defined meta:name="Info 2"/>
    <meta:user-defined meta:name="Info 3"/>
    <meta:user-defined meta:name="Info 4"/>
  </office:meta>
</office:document-meta>
</file>